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itle">
      <style:text-properties officeooo:paragraph-rsid="00530d74"/>
    </style:style>
    <style:style style:name="P2" style:family="paragraph" style:parent-style-name="Text_20_body">
      <style:text-properties style:font-name="Times New Roman" fo:font-size="14pt" fo:language="en" fo:country="US" officeooo:rsid="00253ea3" officeooo:paragraph-rsid="005bfcec" style:font-size-asian="14pt" style:font-name-complex="Times New Roman1" style:font-size-complex="14pt"/>
    </style:style>
    <style:style style:name="P3" style:family="paragraph" style:parent-style-name="Heading_20_2">
      <style:text-properties officeooo:rsid="001d4a08" officeooo:paragraph-rsid="001d4a08"/>
    </style:style>
    <style:style style:name="P4" style:family="paragraph" style:parent-style-name="Text_20_body" style:list-style-name="L1">
      <style:text-properties fo:font-weight="normal" officeooo:rsid="0033c2b0" officeooo:paragraph-rsid="004d3706" style:font-weight-asian="normal" style:font-weight-complex="normal"/>
    </style:style>
    <style:style style:name="P5" style:family="paragraph" style:parent-style-name="Heading_20_2">
      <style:text-properties officeooo:rsid="001de5be" officeooo:paragraph-rsid="001de5be"/>
    </style:style>
    <style:style style:name="P6" style:family="paragraph" style:parent-style-name="Text_20_body">
      <style:text-properties officeooo:rsid="0025c04a" officeooo:paragraph-rsid="002bbe18"/>
    </style:style>
    <style:style style:name="T1" style:family="text">
      <style:text-properties officeooo:rsid="005f6167"/>
    </style:style>
    <style:style style:name="T2" style:family="text">
      <style:text-properties officeooo:rsid="0066367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<text:span text:style-name="T1">2.</text:span><text:span text:style-name="T2">4</text:span></text:p>
      <text:h text:style-name="Heading_20_2" text:outline-level="2">AIM</text:h>
      <text:p text:style-name="P2">To implement a calculator using LEX and YACC</text:p>
      <text:h text:style-name="P3" text:outline-level="2">ALGORITHM</text:h>
      <text:list text:style-name="L1">
        <text:list-item>
          <text:p text:style-name="P4">Start</text:p>
        </text:list-item>
        <text:list-item>
          <text:p text:style-name="P4">Create a lex file with following lexical rules:</text:p>
          <text:list>
            <text:list-item>
              <text:p text:style-name="P4">Include y.tab.h generated by YACC program.</text:p>
            </text:list-item>
            <text:list-item>
              <text:p text:style-name="P4">If input is a sequence of digits:</text:p>
              <text:list>
                <text:list-item>
                  <text:p text:style-name="P4">Copy value to yylval.</text:p>
                </text:list-item>
                <text:list-item>
                  <text:p text:style-name="P4">Return token IDENTIFIER.</text:p>
                </text:list-item>
              </text:list>
            </text:list-item>
            <text:list-item>
              <text:p text:style-name="P4">If input is an arithmetic operator or a newline character, return the first character in the input.</text:p>
            </text:list-item>
          </text:list>
        </text:list-item>
        <text:list-item>
          <text:p text:style-name="P4">Create YACC to parse input as follows:</text:p>
          <text:list>
            <text:list-item>
              <text:p text:style-name="P4">The input consists of multiple lines.</text:p>
            </text:list-item>
            <text:list-item>
              <text:p text:style-name="P4">Each line contains an expression followed by a newline character.</text:p>
            </text:list-item>
            <text:list-item>
              <text:p text:style-name="P4">Each expression can be expanded as one of the following:</text:p>
              <text:list>
                <text:list-item>
                  <text:p text:style-name="P4">expression + term</text:p>
                  <text:p text:style-name="P4">In this case, the value of resultant expression is the sum of values of the first expression and the term.</text:p>
                </text:list-item>
                <text:list-item>
                  <text:p text:style-name="P4">expression – term</text:p>
                  <text:p text:style-name="P4">In this case, the value of resultant expression is the difference of values of the first expression and the term.</text:p>
                </text:list-item>
                <text:list-item>
                  <text:p text:style-name="P4">term</text:p>
                  <text:p text:style-name="P4">In this case, the value of the expression is that of the term.</text:p>
                </text:list-item>
              </text:list>
            </text:list-item>
            <text:list-item>
              <text:p text:style-name="P4">Each term can be expanded as one of the following:</text:p>
              <text:list>
                <text:list-item>
                  <text:p text:style-name="P4">term * factor</text:p>
                  <text:p text:style-name="P4">In this case, the value of resultant term is the product of values of the first term and the factor.</text:p>
                </text:list-item>
                <text:list-item>
                  <text:p text:style-name="P4"><text:soft-page-break/>term / factor</text:p>
                  <text:p text:style-name="P4">In this case, the value of resultant term is the difference of values of the first term and the factor.</text:p>
                </text:list-item>
                <text:list-item>
                  <text:p text:style-name="P4">factor</text:p>
                  <text:p text:style-name="P4">In this case, the value of the term is that of the factor.</text:p>
                </text:list-item>
              </text:list>
            </text:list-item>
            <text:list-item>
              <text:p text:style-name="P4">A factor can be expanded as follows:</text:p>
              <text:list>
                <text:list-item>
                  <text:p text:style-name="P4">A factor can be an IDENTIFIER token. In this case, the value of the factor is the numerical value of the identifier.</text:p>
                </text:list-item>
                <text:list-item>
                  <text:p text:style-name="P4">( expression )</text:p>
                  <text:p text:style-name="P4">In this case, the value of the factor is that of the expression within the brackets.</text:p>
                </text:list-item>
              </text:list>
            </text:list-item>
            <text:list-item>
              <text:p text:style-name="P4">In user code section:</text:p>
              <text:list>
                <text:list-item>
                  <text:p text:style-name="P4">Define error handling.</text:p>
                </text:list-item>
                <text:list-item>
                  <text:p text:style-name="P4">Define main function to call yyparse().</text:p>
                </text:list-item>
              </text:list>
            </text:list-item>
          </text:list>
        </text:list-item>
        <text:list-item>
          <text:p text:style-name="P4">Use lex command to generate C program.</text:p>
        </text:list-item>
        <text:list-item>
          <text:p text:style-name="P4">Use yacc to create y.tab,h and y.tab.c</text:p>
        </text:list-item>
        <text:list-item>
          <text:p text:style-name="P4">Compile and run y.tab.c along with lex program</text:p>
        </text:list-item>
        <text:list-item>
          <text:p text:style-name="P4">Stop</text:p>
        </text:list-item>
      </text:list>
      <text:h text:style-name="P5" text:outline-level="2" text:is-list-header="true">RESULT</text:h>
      <text:p text:style-name="P6">Successfully implemented a calculator with YACC and LEX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1"><text:span text:style-name="MT1">Date:</text:span> 07/08/2024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6-09T16:37:30.412189074</meta:creation-date>
    <dc:date>2025-09-17T20:14:56.596171798</dc:date>
    <meta:editing-duration>PT6H35M11S</meta:editing-duration>
    <meta:editing-cycles>36</meta:editing-cycles>
    <meta:generator>LibreOffice/25.2.6.2$Linux_X86_64 LibreOffice_project/520$Build-2</meta:generator>
    <meta:document-statistic meta:table-count="0" meta:image-count="0" meta:object-count="0" meta:page-count="2" meta:paragraph-count="42" meta:word-count="343" meta:character-count="1791" meta:non-whitespace-character-count="1517"/>
  </office:meta>
</office:document-meta>
</file>